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TORY </text:span></text:p>
      <text:p text:style-name="P1"><text:a xlink:href="https://public.tableau.com/app/profile/rizwana.u/viz/HRAnalyticsstoryline_16965930944900/Story1"><text:span text:style-name="T2">https://public.tableau.com/app/profile/rizwana.u/viz/HRAnalyticsstoryline_16965930944900/Story1</text:span></text:a><text:span text:style-name="T3"/></text:p>
      <text:p text:style-name="P1"><text:span text:style-name="T3"/></text:p>
      <text:p text:style-name="P1"><text:span text:style-name="T3">DASHBOARD</text:span></text:p>
      <text:p text:style-name="P1"><text:a xlink:href="https://public.tableau.com/app/profile/rizwana.u/viz/HRAnalyticsDashboard_16965930298020/HRANALYTICSDASHBOARD"><text:span text:style-name="T4">https://public.tableau.com/app/profile/rizwana.u/viz/HRAnalyticsDashboard_16965930298020/HRANALYTICSDASHBOARD</text:span></text:a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